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080000000ACFA299AC578DC390.png" manifest:media-type="image/png"/>
  <manifest:file-entry manifest:full-path="Pictures/100002010000000700000006ACDB999C53F5B89C.png" manifest:media-type="image/png"/>
  <manifest:file-entry manifest:full-path="Pictures/100002010000000700000006ACC832DC562834B4.png" manifest:media-type="image/png"/>
  <manifest:file-entry manifest:full-path="Pictures/10000858000000B90000009FD8D52F04CEBE350A.svg" manifest:media-type="image/svg+xml"/>
  <manifest:file-entry manifest:full-path="Pictures/1000081F000000BF0000009F67E625F2EAD65E33.svg" manifest:media-type="image/svg+xml"/>
  <manifest:file-entry manifest:full-path="Pictures/1000086E000000C7000000FEC45DD278583A7E9A.svg" manifest:media-type="image/svg+xml"/>
  <manifest:file-entry manifest:full-path="Pictures/100002010000000600000006AF187097E10787DD.png" manifest:media-type="image/png"/>
  <manifest:file-entry manifest:full-path="Pictures/100005F7000000A40000009F0B0BD2B4F149D53A.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Noto Sans CJK KR2" svg:font-family="'Noto Sans CJK KR'" style:font-pitch="variable" style:font-charset="x-symbol"/>
    <style:font-face style:name="Symbol" svg:font-family="Symbol" style:font-pitch="variable" style:font-charset="x-symbol"/>
    <style:font-face style:name="Noto Sans CJK KR1" svg:font-family="'Noto Sans CJK KR'" style:font-family-generic="roman" style:font-pitch="variable" style:font-charset="x-symbol"/>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erif CJK KR" svg:font-family="'Noto Serif CJK KR'" style:font-family-generic="roman"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KR3" svg:font-family="'Noto Sans CJK KR'" style:font-family-generic="system" style:font-pitch="variable"/>
    <style:font-face style:name="Noto Serif CJK KR1" svg:font-family="'Noto Serif CJK KR'" style:font-family-generic="system" style:font-pitch="variable"/>
    <style:font-face style:name="나눔고딕" svg:font-family="나눔고딕"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marker-end="Arrow" draw:marker-end-width="0.3cm" draw:fill="solid" draw:textarea-vertical-align="middle"/>
    </style:style>
    <style:style style:name="gr2" style:family="graphic" style:parent-style-name="standard">
      <style:graphic-properties draw:textarea-horizontal-align="justify" draw:textarea-vertical-align="middle" draw:auto-grow-height="false" fo:min-height="1.35cm" fo:min-width="1.1cm"/>
    </style:style>
    <style:style style:name="gr3" style:family="graphic" style:parent-style-name="objectwithoutfill">
      <style:graphic-properties svg:stroke-width="0.035cm" svg:stroke-color="#000000" draw:marker-start-width="0.252cm" draw:marker-end="" draw:marker-end-width="0.352cm" draw:fill="solid" draw:textarea-vertical-align="middle" fo:padding-top="0.142cm" fo:padding-bottom="0.142cm" fo:padding-left="0.267cm" fo:padding-right="0.267cm"/>
    </style:style>
    <style:style style:name="gr4" style:family="graphic" style:parent-style-name="standard">
      <style:graphic-properties draw:stroke="none" svg:stroke-color="#000000" draw:fill="none" draw:fill-color="#ffffff" draw:auto-grow-height="true" draw:auto-grow-width="false" fo:max-height="0cm" fo:min-height="1.216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21cm"/>
    </style:style>
    <style:style style:name="gr6" style:family="graphic" style:parent-style-name="standard">
      <style:graphic-properties draw:stroke="none" svg:stroke-color="#000000" draw:fill="none" draw:fill-color="#ffffff" draw:auto-grow-height="true" draw:auto-grow-width="false" fo:max-height="0cm" fo:min-height="0.721cm"/>
    </style:style>
    <style:style style:name="gr7" style:family="graphic" style:parent-style-name="standard">
      <style:graphic-properties draw:stroke="none" svg:stroke-color="#000000" draw:fill="none" draw:fill-color="#ffffff" draw:textarea-vertical-align="middle" draw:auto-grow-height="true" draw:auto-grow-width="false" fo:max-height="0cm" fo:min-height="0.615cm"/>
    </style:style>
    <style:style style:name="gr8" style:family="graphic">
      <style:graphic-properties style:protect="size"/>
    </style:style>
    <style:style style:name="gr9" style:family="graphic" style:parent-style-name="standard">
      <style:graphic-properties draw:textarea-vertical-align="middle"/>
    </style:style>
    <style:style style:name="gr10" style:family="graphic" style:parent-style-name="standard">
      <style:graphic-properties svg:stroke-color="#729fcf" draw:fill-color="#729fcf" draw:textarea-horizontal-align="justify" draw:textarea-vertical-align="middle" draw:auto-grow-height="false" fo:min-height="3.253cm" fo:min-width="3.42cm" fo:wrap-option="no-wrap"/>
    </style:style>
    <style:style style:name="gr11" style:family="graphic" style:parent-style-name="objectwithoutfill">
      <style:graphic-properties svg:stroke-color="#333333" draw:marker-end="Arrow" draw:marker-end-width="0.3cm" draw:fill="solid" draw:textarea-vertical-align="middle"/>
    </style:style>
    <style:style style:name="gr12" style:family="graphic" style:parent-style-name="objectwithoutfill">
      <style:graphic-properties svg:stroke-width="0.053cm" svg:stroke-color="#333333" draw:marker-start-width="0.279cm" draw:marker-end="Arrow" draw:marker-end-width="0.379cm" draw:fill="solid" draw:textarea-vertical-align="middle" fo:padding-top="0.151cm" fo:padding-bottom="0.151cm" fo:padding-left="0.276cm" fo:padding-right="0.276cm"/>
    </style:style>
    <style:style style:name="gr13" style:family="graphic" style:parent-style-name="objectwithoutfill">
      <style:graphic-properties svg:stroke-color="#333333" draw:fill="solid"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416cm"/>
    </style:style>
    <style:style style:name="gr15" style:family="graphic" style:parent-style-name="standard">
      <style:graphic-properties draw:stroke="none" svg:stroke-color="#000000" draw:fill="none" draw:fill-color="#ffffff" draw:textarea-horizontal-align="left" draw:auto-grow-height="true" draw:auto-grow-width="true" fo:min-height="0.733cm" fo:min-width="0.002cm"/>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028cm" svg:stroke-color="#333333" draw:marker-start-width="0.242cm" draw:marker-end="" draw:marker-end-width="0.342cm" draw:fill="solid" draw:textarea-vertical-align="middle" fo:padding-top="0.139cm" fo:padding-bottom="0.139cm" fo:padding-left="0.264cm" fo:padding-right="0.264cm"/>
    </style:style>
    <style:style style:name="gr18" style:family="graphic" style:parent-style-name="objectwithoutfill">
      <style:graphic-properties draw:stroke="dash" draw:stroke-dash="Ultrafine_20_Dashed" svg:stroke-width="0.028cm" svg:stroke-color="#333333" draw:marker-start-width="0.242cm" draw:marker-end="Short_20_line_20_Arrow" draw:marker-end-width="0.342cm" draw:fill="solid" draw:textarea-vertical-align="middle" fo:padding-top="0.139cm" fo:padding-bottom="0.139cm" fo:padding-left="0.264cm" fo:padding-right="0.264cm"/>
    </style:style>
    <style:style style:name="gr19" style:family="graphic" style:parent-style-name="standard">
      <style:graphic-properties draw:stroke="none" svg:stroke-color="#000000" draw:fill="none" draw:fill-color="#ffffff" draw:auto-grow-height="true" draw:auto-grow-width="false" fo:max-height="0cm" fo:min-height="0.733cm"/>
    </style:style>
    <style:style style:name="pr1" style:family="presentation" style:parent-style-name="기본값-notes">
      <style:graphic-properties draw:fill-color="#ffffff" fo:min-height="12.572cm"/>
    </style:style>
    <style:style style:name="P1" style:family="paragraph">
      <loext:graphic-properties draw:fill="solid"/>
      <style:paragraph-properties fo:text-align="center"/>
      <style:text-properties fo:font-size="14pt"/>
    </style:style>
    <style:style style:name="P2" style:family="paragraph">
      <style:paragraph-properties fo:text-align="center"/>
    </style:style>
    <style:style style:name="P3" style:family="paragraph">
      <style:paragraph-properties fo:text-align="center"/>
      <style:text-properties fo:font-size="14pt"/>
    </style:style>
    <style:style style:name="P4" style:family="paragraph">
      <loext:graphic-properties draw:fill="none" draw:fill-color="#ffffff"/>
      <style:text-properties fo:font-size="14pt"/>
    </style:style>
    <style:style style:name="P5" style:family="paragraph">
      <loext:graphic-properties draw:fill="none" draw:fill-color="#ffffff"/>
      <style:paragraph-properties fo:text-align="center"/>
      <style:text-properties fo:font-size="14pt" style:font-size-asian="14pt" style:font-size-complex="14pt"/>
    </style:style>
    <style:style style:name="P6" style:family="paragraph">
      <loext:graphic-properties draw:fill="none" draw:fill-color="#ffffff"/>
      <style:paragraph-properties fo:text-align="center"/>
      <style:text-properties fo:font-size="14pt"/>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none" draw:fill-color="#ffffff"/>
      <style:paragraph-properties fo:text-align="center"/>
      <style:text-properties fo:font-size="12pt" style:font-size-asian="12pt" style:font-size-complex="12pt"/>
    </style:style>
    <style:style style:name="P9" style:family="paragraph">
      <loext:graphic-properties draw:fill-color="#ffffff"/>
    </style:style>
    <style:style style:name="P10" style:family="paragraph">
      <loext:graphic-properties draw:fill-color="#729fcf"/>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text-properties fo:font-size="22pt"/>
    </style:style>
    <style:style style:name="P13" style:family="paragraph">
      <style:text-properties fo:font-size="22pt"/>
    </style:style>
    <style:style style:name="P14" style:family="paragraph">
      <loext:graphic-properties draw:fill="none" draw:fill-color="#ffffff"/>
      <style:text-properties style:font-name="Symbol1" fo:font-size="22pt"/>
    </style:style>
    <style:style style:name="P15" style:family="paragraph">
      <loext:graphic-properties draw:fill="none" draw:fill-color="#ffffff"/>
    </style:style>
    <style:style style:name="P16" style:family="paragraph">
      <style:text-properties fo:font-size="15pt" style:font-size-asian="15pt" style:font-size-complex="15pt"/>
    </style:style>
    <style:style style:name="P17" style:family="paragraph">
      <loext:graphic-properties draw:fill="none" draw:fill-color="#ffffff"/>
      <style:text-properties fo:font-size="15pt" style:font-size-asian="15pt" style:font-size-complex="15pt"/>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style:font-name="Symbol1"/>
    </style:style>
    <style:style style:name="T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기본값" presentation:presentation-page-layout-name="AL1T0">
        <draw:line draw:style-name="gr1" draw:text-style-name="P1" draw:layer="layout" svg:x1="4.8cm" svg:y1="2.4cm" svg:x2="4.8cm" svg:y2="10.1cm">
          <text:p/>
        </draw:line>
        <draw:line draw:style-name="gr1" draw:text-style-name="P1" draw:layer="layout" svg:x1="6.4cm" svg:y1="2.4cm" svg:x2="6.4cm" svg:y2="10.1cm">
          <text:p/>
        </draw:line>
        <draw:line draw:style-name="gr1" draw:text-style-name="P1" draw:layer="layout" svg:x1="8cm" svg:y1="2.4cm" svg:x2="8cm" svg:y2="10.1cm">
          <text:p/>
        </draw:line>
        <draw:line draw:style-name="gr1" draw:text-style-name="P1" draw:layer="layout" svg:x1="9.6cm" svg:y1="2.4cm" svg:x2="9.6cm" svg:y2="10.1cm">
          <text:p/>
        </draw:line>
        <draw:line draw:style-name="gr1" draw:text-style-name="P1" draw:layer="layout" svg:x1="11.2cm" svg:y1="2.4cm" svg:x2="11.2cm" svg:y2="10.1cm">
          <text:p/>
        </draw:line>
        <draw:custom-shape draw:style-name="gr2" draw:text-style-name="P3" draw:layer="layout" svg:width="1.6cm" svg:height="1.6cm" svg:x="4cm" svg:y="4.1cm">
          <text:p text:style-name="P2"><text:span text:style-name="T1">5</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6cm" svg:height="1.6cm" svg:x="5.6cm" svg:y="4.1cm">
          <text:p text:style-name="P2"><text:span text:style-name="T1">30</text:span></text:p>
          <draw:enhanced-geometry svg:viewBox="0 0 21600 21600" draw:type="rectangle" draw:enhanced-path="M 0 0 L 21600 0 21600 21600 0 21600 0 0 Z N"/>
        </draw:custom-shape>
        <draw:custom-shape draw:style-name="gr2" draw:text-style-name="P3" draw:layer="layout" svg:width="1.6cm" svg:height="1.6cm" svg:x="7.2cm" svg:y="4.1cm">
          <text:p text:style-name="P2"><text:span text:style-name="T1">8</text:span></text:p>
          <draw:enhanced-geometry svg:viewBox="0 0 21600 21600" draw:type="rectangle" draw:enhanced-path="M 0 0 L 21600 0 21600 21600 0 21600 0 0 Z N"/>
        </draw:custom-shape>
        <draw:custom-shape draw:style-name="gr2" draw:text-style-name="P3" draw:layer="layout" svg:width="1.6cm" svg:height="1.6cm" svg:x="8.8cm" svg:y="4.1cm">
          <text:p text:style-name="P2"><text:span text:style-name="T1">43</text:span></text:p>
          <draw:enhanced-geometry svg:viewBox="0 0 21600 21600" draw:type="rectangle" draw:enhanced-path="M 0 0 L 21600 0 21600 21600 0 21600 0 0 Z N"/>
        </draw:custom-shape>
        <draw:custom-shape draw:style-name="gr2" draw:text-style-name="P3" draw:layer="layout" svg:width="1.6cm" svg:height="1.6cm" svg:x="10.4cm" svg:y="4.1cm">
          <text:p text:style-name="P2"><text:span text:style-name="T1">9</text:span></text:p>
          <draw:enhanced-geometry svg:viewBox="0 0 21600 21600" draw:type="rectangle" draw:enhanced-path="M 0 0 L 21600 0 21600 21600 0 21600 0 0 Z N"/>
        </draw:custom-shape>
        <draw:line draw:style-name="gr3" draw:text-style-name="P1" draw:layer="layout" svg:x1="3.8cm" svg:y1="10.1cm" svg:x2="12.2cm" svg:y2="10.1cm">
          <text:p/>
        </draw:line>
        <draw:frame draw:style-name="gr4" draw:text-style-name="P4" draw:layer="layout" svg:width="4cm" svg:height="1.466cm" svg:x="6cm" svg:y="10.3cm">
          <draw:text-box>
            <text:p/>
          </draw:text-box>
        </draw:frame>
        <draw:frame draw:style-name="gr5" draw:text-style-name="P5" draw:layer="layout" svg:width="2.4cm" svg:height="0.971cm" svg:x="1.8cm" svg:y="9.585cm">
          <draw:text-box>
            <text:p text:style-name="P2"><text:span text:style-name="T2">수신기</text:span></text:p>
          </draw:text-box>
        </draw:frame>
        <draw:custom-shape draw:style-name="gr2" draw:text-style-name="P3" draw:layer="layout" svg:width="1.6cm" svg:height="1.6cm" svg:x="4cm" svg:y="5.7cm">
          <text:p text:style-name="P2"><text:span text:style-name="T1">65</text:span></text:p>
          <draw:enhanced-geometry svg:viewBox="0 0 21600 21600" draw:type="rectangle" draw:enhanced-path="M 0 0 L 21600 0 21600 21600 0 21600 0 0 Z N"/>
        </draw:custom-shape>
        <draw:custom-shape draw:style-name="gr2" draw:text-style-name="P3" draw:layer="layout" svg:width="1.6cm" svg:height="1.6cm" svg:x="5.6cm" svg:y="5.7cm">
          <text:p text:style-name="P2"><text:span text:style-name="T1">11</text:span></text:p>
          <draw:enhanced-geometry svg:viewBox="0 0 21600 21600" draw:type="rectangle" draw:enhanced-path="M 0 0 L 21600 0 21600 21600 0 21600 0 0 Z N"/>
        </draw:custom-shape>
        <draw:custom-shape draw:style-name="gr2" draw:text-style-name="P3" draw:layer="layout" svg:width="1.6cm" svg:height="1.6cm" svg:x="7.2cm" svg:y="5.7cm">
          <text:p text:style-name="P2"><text:span text:style-name="T1">9</text:span></text:p>
          <draw:enhanced-geometry svg:viewBox="0 0 21600 21600" draw:type="rectangle" draw:enhanced-path="M 0 0 L 21600 0 21600 21600 0 21600 0 0 Z N"/>
        </draw:custom-shape>
        <draw:custom-shape draw:style-name="gr2" draw:text-style-name="P3" draw:layer="layout" svg:width="1.6cm" svg:height="1.6cm" svg:x="8.8cm" svg:y="5.7cm">
          <text:p text:style-name="P2"><text:span text:style-name="T1">4</text:span></text:p>
          <draw:enhanced-geometry svg:viewBox="0 0 21600 21600" draw:type="rectangle" draw:enhanced-path="M 0 0 L 21600 0 21600 21600 0 21600 0 0 Z N"/>
        </draw:custom-shape>
        <draw:custom-shape draw:style-name="gr2" draw:text-style-name="P3" draw:layer="layout" svg:width="1.6cm" svg:height="1.6cm" svg:x="10.4cm" svg:y="5.7cm">
          <text:p text:style-name="P2"><text:span text:style-name="T1">11</text:span></text:p>
          <draw:enhanced-geometry svg:viewBox="0 0 21600 21600" draw:type="rectangle" draw:enhanced-path="M 0 0 L 21600 0 21600 21600 0 21600 0 0 Z N"/>
        </draw:custom-shape>
        <draw:line draw:style-name="gr3" draw:text-style-name="P1" draw:layer="layout" svg:x1="3.8cm" svg:y1="2.4cm" svg:x2="12.2cm" svg:y2="2.4cm">
          <text:p/>
        </draw:line>
        <draw:frame draw:style-name="gr6" draw:text-style-name="P5" draw:layer="layout" svg:width="2.9cm" svg:height="0.971cm" svg:x="1.2cm" svg:y="1.9cm">
          <draw:text-box>
            <text:p text:style-name="P2"><text:span text:style-name="T2">X</text:span><text:span text:style-name="T2">선 발생기</text:span></text:p>
          </draw:text-box>
        </draw:frame>
        <draw:frame draw:style-name="gr6" draw:text-style-name="P6" draw:layer="layout" svg:width="1.6cm" svg:height="0.971cm" svg:x="3.869cm" svg:y="2.494cm">
          <draw:text-box>
            <text:p text:style-name="P2"><text:span text:style-name="T1">100</text:span></text:p>
          </draw:text-box>
        </draw:frame>
        <draw:frame draw:style-name="gr6" draw:text-style-name="P6" draw:layer="layout" svg:width="1.6cm" svg:height="0.971cm" svg:x="5.469cm" svg:y="2.495cm">
          <draw:text-box>
            <text:p text:style-name="P2"><text:span text:style-name="T1">100</text:span></text:p>
          </draw:text-box>
        </draw:frame>
        <draw:frame draw:style-name="gr6" draw:text-style-name="P6" draw:layer="layout" svg:width="1.6cm" svg:height="0.971cm" svg:x="7.069cm" svg:y="2.495cm">
          <draw:text-box>
            <text:p text:style-name="P2"><text:span text:style-name="T1">100</text:span></text:p>
          </draw:text-box>
        </draw:frame>
        <draw:frame draw:style-name="gr6" draw:text-style-name="P6" draw:layer="layout" svg:width="1.6cm" svg:height="0.971cm" svg:x="8.669cm" svg:y="2.495cm">
          <draw:text-box>
            <text:p text:style-name="P2"><text:span text:style-name="T1">100</text:span></text:p>
          </draw:text-box>
        </draw:frame>
        <draw:frame draw:style-name="gr6" draw:text-style-name="P6" draw:layer="layout" svg:width="1.6cm" svg:height="0.971cm" svg:x="10.269cm" svg:y="2.495cm">
          <draw:text-box>
            <text:p text:style-name="P2"><text:span text:style-name="T1">100</text:span></text:p>
          </draw:text-box>
        </draw:frame>
        <draw:frame draw:style-name="gr6" draw:text-style-name="P6" draw:layer="layout" svg:width="1.6cm" svg:height="0.971cm" svg:x="3.869cm" svg:y="10.096cm">
          <draw:text-box>
            <text:p text:style-name="P2"><text:span text:style-name="T1">30</text:span></text:p>
          </draw:text-box>
        </draw:frame>
        <draw:frame draw:style-name="gr6" draw:text-style-name="P6" draw:layer="layout" svg:width="1.6cm" svg:height="0.971cm" svg:x="5.469cm" svg:y="10.096cm">
          <draw:text-box>
            <text:p text:style-name="P2"><text:span text:style-name="T1">59</text:span></text:p>
          </draw:text-box>
        </draw:frame>
        <draw:frame draw:style-name="gr6" draw:text-style-name="P6" draw:layer="layout" svg:width="1.6cm" svg:height="0.971cm" svg:x="7.069cm" svg:y="10.096cm">
          <draw:text-box>
            <text:p text:style-name="P2"><text:span text:style-name="T1">83</text:span></text:p>
          </draw:text-box>
        </draw:frame>
        <draw:frame draw:style-name="gr6" draw:text-style-name="P6" draw:layer="layout" svg:width="1.6cm" svg:height="0.971cm" svg:x="8.669cm" svg:y="10.096cm">
          <draw:text-box>
            <text:p text:style-name="P2"><text:span text:style-name="T1">53</text:span></text:p>
          </draw:text-box>
        </draw:frame>
        <draw:frame draw:style-name="gr6" draw:text-style-name="P6" draw:layer="layout" svg:width="1.6cm" svg:height="0.971cm" svg:x="10.269cm" svg:y="10.096cm">
          <draw:text-box>
            <text:p text:style-name="P2"><text:span text:style-name="T1">80</text:span></text:p>
          </draw:text-box>
        </draw:frame>
        <draw:line draw:style-name="gr1" draw:text-style-name="P1" draw:layer="layout" svg:x1="16.709cm" svg:y1="2.4cm" svg:x2="16.709cm" svg:y2="10.1cm">
          <text:p/>
        </draw:line>
        <draw:line draw:style-name="gr1" draw:text-style-name="P1" draw:layer="layout" svg:x1="18.309cm" svg:y1="2.4cm" svg:x2="18.309cm" svg:y2="10.1cm">
          <text:p/>
        </draw:line>
        <draw:line draw:style-name="gr1" draw:text-style-name="P1" draw:layer="layout" svg:x1="19.909cm" svg:y1="2.4cm" svg:x2="19.909cm" svg:y2="10.1cm">
          <text:p/>
        </draw:line>
        <draw:line draw:style-name="gr1" draw:text-style-name="P1" draw:layer="layout" svg:x1="21.509cm" svg:y1="2.4cm" svg:x2="21.509cm" svg:y2="10.1cm">
          <text:p/>
        </draw:line>
        <draw:line draw:style-name="gr1" draw:text-style-name="P1" draw:layer="layout" svg:x1="23.109cm" svg:y1="2.4cm" svg:x2="23.109cm" svg:y2="10.1cm">
          <text:p/>
        </draw:line>
        <draw:custom-shape draw:style-name="gr2" draw:text-style-name="P3" draw:layer="layout" svg:width="1.6cm" svg:height="1.6cm" svg:x="15.909cm" svg:y="4.1cm">
          <text:p text:style-name="P2"><text:span text:style-name="T1">5</text:span></text:p>
          <draw:enhanced-geometry svg:viewBox="0 0 21600 21600" draw:type="rectangle" draw:enhanced-path="M 0 0 L 21600 0 21600 21600 0 21600 0 0 Z N"/>
        </draw:custom-shape>
        <draw:custom-shape draw:style-name="gr2" draw:text-style-name="P3" draw:layer="layout" svg:width="1.6cm" svg:height="1.6cm" svg:x="17.509cm" svg:y="4.1cm">
          <text:p text:style-name="P2"><text:span text:style-name="T1">30</text:span></text:p>
          <draw:enhanced-geometry svg:viewBox="0 0 21600 21600" draw:type="rectangle" draw:enhanced-path="M 0 0 L 21600 0 21600 21600 0 21600 0 0 Z N"/>
        </draw:custom-shape>
        <draw:custom-shape draw:style-name="gr2" draw:text-style-name="P3" draw:layer="layout" svg:width="1.6cm" svg:height="1.6cm" svg:x="19.109cm" svg:y="4.1cm">
          <text:p text:style-name="P2"><text:span text:style-name="T1">8</text:span></text:p>
          <draw:enhanced-geometry svg:viewBox="0 0 21600 21600" draw:type="rectangle" draw:enhanced-path="M 0 0 L 21600 0 21600 21600 0 21600 0 0 Z N"/>
        </draw:custom-shape>
        <draw:custom-shape draw:style-name="gr2" draw:text-style-name="P3" draw:layer="layout" svg:width="1.6cm" svg:height="1.6cm" svg:x="20.709cm" svg:y="5.7cm">
          <text:p text:style-name="P2"><text:span text:style-name="T1">43</text:span></text:p>
          <draw:enhanced-geometry svg:viewBox="0 0 21600 21600" draw:type="rectangle" draw:enhanced-path="M 0 0 L 21600 0 21600 21600 0 21600 0 0 Z N"/>
        </draw:custom-shape>
        <draw:custom-shape draw:style-name="gr2" draw:text-style-name="P3" draw:layer="layout" svg:width="1.6cm" svg:height="1.6cm" svg:x="22.309cm" svg:y="5.7cm">
          <text:p text:style-name="P2"><text:span text:style-name="T1">9</text:span></text:p>
          <draw:enhanced-geometry svg:viewBox="0 0 21600 21600" draw:type="rectangle" draw:enhanced-path="M 0 0 L 21600 0 21600 21600 0 21600 0 0 Z N"/>
        </draw:custom-shape>
        <draw:line draw:style-name="gr3" draw:text-style-name="P1" draw:layer="layout" svg:x1="15.709cm" svg:y1="10.1cm" svg:x2="24.109cm" svg:y2="10.1cm">
          <text:p/>
        </draw:line>
        <draw:frame draw:style-name="gr4" draw:text-style-name="P4" draw:layer="layout" svg:width="4cm" svg:height="1.466cm" svg:x="17.909cm" svg:y="10.3cm">
          <draw:text-box>
            <text:p/>
          </draw:text-box>
        </draw:frame>
        <draw:frame draw:style-name="gr5" draw:text-style-name="P5" draw:layer="layout" svg:width="2.4cm" svg:height="0.971cm" svg:x="13.709cm" svg:y="9.585cm">
          <draw:text-box>
            <text:p text:style-name="P2"><text:span text:style-name="T2">수신기</text:span></text:p>
          </draw:text-box>
        </draw:frame>
        <draw:custom-shape draw:style-name="gr2" draw:text-style-name="P3" draw:layer="layout" svg:width="1.6cm" svg:height="1.6cm" svg:x="15.909cm" svg:y="7.3cm">
          <text:p text:style-name="P2"><text:span text:style-name="T1">65</text:span></text:p>
          <draw:enhanced-geometry svg:viewBox="0 0 21600 21600" draw:type="rectangle" draw:enhanced-path="M 0 0 L 21600 0 21600 21600 0 21600 0 0 Z N"/>
        </draw:custom-shape>
        <draw:custom-shape draw:style-name="gr2" draw:text-style-name="P3" draw:layer="layout" svg:width="1.6cm" svg:height="1.6cm" svg:x="17.509cm" svg:y="7.3cm">
          <text:p text:style-name="P2"><text:span text:style-name="T1">11</text:span></text:p>
          <draw:enhanced-geometry svg:viewBox="0 0 21600 21600" draw:type="rectangle" draw:enhanced-path="M 0 0 L 21600 0 21600 21600 0 21600 0 0 Z N"/>
        </draw:custom-shape>
        <draw:custom-shape draw:style-name="gr2" draw:text-style-name="P3" draw:layer="layout" svg:width="1.6cm" svg:height="1.6cm" svg:x="19.109cm" svg:y="7.3cm">
          <text:p text:style-name="P2"><text:span text:style-name="T1">9</text:span></text:p>
          <draw:enhanced-geometry svg:viewBox="0 0 21600 21600" draw:type="rectangle" draw:enhanced-path="M 0 0 L 21600 0 21600 21600 0 21600 0 0 Z N"/>
        </draw:custom-shape>
        <draw:custom-shape draw:style-name="gr2" draw:text-style-name="P3" draw:layer="layout" svg:width="1.6cm" svg:height="1.6cm" svg:x="20.709cm" svg:y="7.3cm">
          <text:p text:style-name="P2"><text:span text:style-name="T1">4</text:span></text:p>
          <draw:enhanced-geometry svg:viewBox="0 0 21600 21600" draw:type="rectangle" draw:enhanced-path="M 0 0 L 21600 0 21600 21600 0 21600 0 0 Z N"/>
        </draw:custom-shape>
        <draw:custom-shape draw:style-name="gr2" draw:text-style-name="P3" draw:layer="layout" svg:width="1.6cm" svg:height="1.6cm" svg:x="22.309cm" svg:y="7.3cm">
          <text:p text:style-name="P2"><text:span text:style-name="T1">11</text:span></text:p>
          <draw:enhanced-geometry svg:viewBox="0 0 21600 21600" draw:type="rectangle" draw:enhanced-path="M 0 0 L 21600 0 21600 21600 0 21600 0 0 Z N"/>
        </draw:custom-shape>
        <draw:line draw:style-name="gr3" draw:text-style-name="P1" draw:layer="layout" svg:x1="15.709cm" svg:y1="2.4cm" svg:x2="24.109cm" svg:y2="2.4cm">
          <text:p/>
        </draw:line>
        <draw:frame draw:style-name="gr6" draw:text-style-name="P5" draw:layer="layout" svg:width="2.9cm" svg:height="0.971cm" svg:x="13.109cm" svg:y="1.9cm">
          <draw:text-box>
            <text:p text:style-name="P2"><text:span text:style-name="T2">X</text:span><text:span text:style-name="T2">선 발생기</text:span></text:p>
          </draw:text-box>
        </draw:frame>
        <draw:frame draw:style-name="gr6" draw:text-style-name="P6" draw:layer="layout" svg:width="1.6cm" svg:height="0.971cm" svg:x="15.778cm" svg:y="2.494cm">
          <draw:text-box>
            <text:p text:style-name="P2"><text:span text:style-name="T1">100</text:span></text:p>
          </draw:text-box>
        </draw:frame>
        <draw:frame draw:style-name="gr6" draw:text-style-name="P6" draw:layer="layout" svg:width="1.6cm" svg:height="0.971cm" svg:x="17.378cm" svg:y="2.495cm">
          <draw:text-box>
            <text:p text:style-name="P2"><text:span text:style-name="T1">100</text:span></text:p>
          </draw:text-box>
        </draw:frame>
        <draw:frame draw:style-name="gr6" draw:text-style-name="P6" draw:layer="layout" svg:width="1.6cm" svg:height="0.971cm" svg:x="18.978cm" svg:y="2.495cm">
          <draw:text-box>
            <text:p text:style-name="P2"><text:span text:style-name="T1">100</text:span></text:p>
          </draw:text-box>
        </draw:frame>
        <draw:frame draw:style-name="gr6" draw:text-style-name="P6" draw:layer="layout" svg:width="1.6cm" svg:height="0.971cm" svg:x="20.578cm" svg:y="2.495cm">
          <draw:text-box>
            <text:p text:style-name="P2"><text:span text:style-name="T1">100</text:span></text:p>
          </draw:text-box>
        </draw:frame>
        <draw:frame draw:style-name="gr6" draw:text-style-name="P6" draw:layer="layout" svg:width="1.6cm" svg:height="0.971cm" svg:x="22.178cm" svg:y="2.495cm">
          <draw:text-box>
            <text:p text:style-name="P2"><text:span text:style-name="T1">100</text:span></text:p>
          </draw:text-box>
        </draw:frame>
        <draw:frame draw:style-name="gr6" draw:text-style-name="P6" draw:layer="layout" svg:width="1.6cm" svg:height="0.971cm" svg:x="15.778cm" svg:y="10.096cm">
          <draw:text-box>
            <text:p text:style-name="P2"><text:span text:style-name="T1">30</text:span></text:p>
          </draw:text-box>
        </draw:frame>
        <draw:frame draw:style-name="gr6" draw:text-style-name="P6" draw:layer="layout" svg:width="1.6cm" svg:height="0.971cm" svg:x="17.378cm" svg:y="10.096cm">
          <draw:text-box>
            <text:p text:style-name="P2"><text:span text:style-name="T1">59</text:span></text:p>
          </draw:text-box>
        </draw:frame>
        <draw:frame draw:style-name="gr6" draw:text-style-name="P6" draw:layer="layout" svg:width="1.6cm" svg:height="0.971cm" svg:x="18.978cm" svg:y="10.096cm">
          <draw:text-box>
            <text:p text:style-name="P2"><text:span text:style-name="T1">83</text:span></text:p>
          </draw:text-box>
        </draw:frame>
        <draw:frame draw:style-name="gr6" draw:text-style-name="P6" draw:layer="layout" svg:width="1.6cm" svg:height="0.971cm" svg:x="20.578cm" svg:y="10.096cm">
          <draw:text-box>
            <text:p text:style-name="P2"><text:span text:style-name="T1">53</text:span></text:p>
          </draw:text-box>
        </draw:frame>
        <draw:frame draw:style-name="gr6" draw:text-style-name="P6" draw:layer="layout" svg:width="1.6cm" svg:height="0.971cm" svg:x="22.178cm" svg:y="10.096cm">
          <draw:text-box>
            <text:p text:style-name="P2"><text:span text:style-name="T1">80</text:span></text:p>
          </draw:text-box>
        </draw:frame>
        <draw:frame draw:style-name="gr7" draw:text-style-name="P7" draw:layer="layout" svg:width="1.2cm" svg:height="0.865cm" svg:x="7.4cm" svg:y="10.9cm">
          <draw:text-box>
            <text:p text:style-name="P2"><text:span text:style-name="T3">(a)</text:span></text:p>
          </draw:text-box>
        </draw:frame>
        <draw:frame draw:style-name="gr7" draw:text-style-name="P8" draw:layer="layout" svg:width="1.2cm" svg:height="0.865cm" svg:x="19.309cm" svg:y="10.901cm">
          <draw:text-box>
            <text:p text:style-name="P2"><text:span text:style-name="T3">(b)</text:span></text:p>
          </draw:text-box>
        </draw:frame>
        <presentation:notes draw:style-name="dp2">
          <draw:page-thumbnail draw:style-name="gr8"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기본값" presentation:presentation-page-layout-name="AL1T0">
        <draw:line draw:style-name="gr1" draw:text-style-name="P1" draw:layer="layout" svg:x1="12.804cm" svg:y1="3.05cm" svg:x2="3.004cm" svg:y2="3.05cm">
          <text:p/>
        </draw:line>
        <draw:line draw:style-name="gr1" draw:text-style-name="P1" draw:layer="layout" svg:x1="12.804cm" svg:y1="4.65cm" svg:x2="3.004cm" svg:y2="4.65cm">
          <text:p/>
        </draw:line>
        <draw:line draw:style-name="gr1" draw:text-style-name="P1" draw:layer="layout" svg:x1="12.804cm" svg:y1="6.25cm" svg:x2="3.004cm" svg:y2="6.25cm">
          <text:p/>
        </draw:line>
        <draw:line draw:style-name="gr1" draw:text-style-name="P1" draw:layer="layout" svg:x1="12.804cm" svg:y1="7.85cm" svg:x2="3.004cm" svg:y2="7.85cm">
          <text:p/>
        </draw:line>
        <draw:line draw:style-name="gr1" draw:text-style-name="P1" draw:layer="layout" svg:x1="12.804cm" svg:y1="9.45cm" svg:x2="3.004cm" svg:y2="9.45cm">
          <text:p/>
        </draw:line>
        <draw:custom-shape draw:style-name="gr2" draw:text-style-name="P3" draw:layer="layout" svg:width="1.6cm" svg:height="1.6cm" svg:x="4cm" svg:y="4.1cm">
          <text:p text:style-name="P2"><text:span text:style-name="T1">5</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1.6cm" svg:height="1.6cm" svg:x="5.6cm" svg:y="4.1cm">
          <text:p text:style-name="P2"><text:span text:style-name="T1">30</text:span></text:p>
          <draw:enhanced-geometry svg:viewBox="0 0 21600 21600" draw:type="rectangle" draw:enhanced-path="M 0 0 L 21600 0 21600 21600 0 21600 0 0 Z N"/>
        </draw:custom-shape>
        <draw:custom-shape draw:style-name="gr2" draw:text-style-name="P3" draw:layer="layout" svg:width="1.6cm" svg:height="1.6cm" svg:x="7.2cm" svg:y="4.1cm">
          <text:p text:style-name="P2"><text:span text:style-name="T1">8</text:span></text:p>
          <draw:enhanced-geometry svg:viewBox="0 0 21600 21600" draw:type="rectangle" draw:enhanced-path="M 0 0 L 21600 0 21600 21600 0 21600 0 0 Z N"/>
        </draw:custom-shape>
        <draw:custom-shape draw:style-name="gr2" draw:text-style-name="P3" draw:layer="layout" svg:width="1.6cm" svg:height="1.6cm" svg:x="8.8cm" svg:y="4.1cm">
          <text:p text:style-name="P2"><text:span text:style-name="T1">43</text:span></text:p>
          <draw:enhanced-geometry svg:viewBox="0 0 21600 21600" draw:type="rectangle" draw:enhanced-path="M 0 0 L 21600 0 21600 21600 0 21600 0 0 Z N"/>
        </draw:custom-shape>
        <draw:custom-shape draw:style-name="gr2" draw:text-style-name="P3" draw:layer="layout" svg:width="1.6cm" svg:height="1.6cm" svg:x="10.4cm" svg:y="4.1cm">
          <text:p text:style-name="P2"><text:span text:style-name="T1">9</text:span></text:p>
          <draw:enhanced-geometry svg:viewBox="0 0 21600 21600" draw:type="rectangle" draw:enhanced-path="M 0 0 L 21600 0 21600 21600 0 21600 0 0 Z N"/>
        </draw:custom-shape>
        <draw:line draw:style-name="gr3" draw:text-style-name="P1" draw:layer="layout" svg:x1="3cm" svg:y1="10.4cm" svg:x2="3cm" svg:y2="2cm">
          <text:p/>
        </draw:line>
        <draw:frame draw:style-name="gr4" draw:text-style-name="P4" draw:layer="layout" svg:width="4cm" svg:height="1.466cm" svg:x="6cm" svg:y="10.3cm">
          <draw:text-box>
            <text:p/>
          </draw:text-box>
        </draw:frame>
        <draw:custom-shape draw:style-name="gr2" draw:text-style-name="P3" draw:layer="layout" svg:width="1.6cm" svg:height="1.6cm" svg:x="4cm" svg:y="5.7cm">
          <text:p text:style-name="P2"><text:span text:style-name="T1">65</text:span></text:p>
          <draw:enhanced-geometry svg:viewBox="0 0 21600 21600" draw:type="rectangle" draw:enhanced-path="M 0 0 L 21600 0 21600 21600 0 21600 0 0 Z N"/>
        </draw:custom-shape>
        <draw:custom-shape draw:style-name="gr2" draw:text-style-name="P3" draw:layer="layout" svg:width="1.6cm" svg:height="1.6cm" svg:x="5.6cm" svg:y="5.7cm">
          <text:p text:style-name="P2"><text:span text:style-name="T1">11</text:span></text:p>
          <draw:enhanced-geometry svg:viewBox="0 0 21600 21600" draw:type="rectangle" draw:enhanced-path="M 0 0 L 21600 0 21600 21600 0 21600 0 0 Z N"/>
        </draw:custom-shape>
        <draw:custom-shape draw:style-name="gr2" draw:text-style-name="P3" draw:layer="layout" svg:width="1.6cm" svg:height="1.6cm" svg:x="7.2cm" svg:y="5.7cm">
          <text:p text:style-name="P2"><text:span text:style-name="T1">9</text:span></text:p>
          <draw:enhanced-geometry svg:viewBox="0 0 21600 21600" draw:type="rectangle" draw:enhanced-path="M 0 0 L 21600 0 21600 21600 0 21600 0 0 Z N"/>
        </draw:custom-shape>
        <draw:custom-shape draw:style-name="gr2" draw:text-style-name="P3" draw:layer="layout" svg:width="1.6cm" svg:height="1.6cm" svg:x="8.8cm" svg:y="5.7cm">
          <text:p text:style-name="P2"><text:span text:style-name="T1">4</text:span></text:p>
          <draw:enhanced-geometry svg:viewBox="0 0 21600 21600" draw:type="rectangle" draw:enhanced-path="M 0 0 L 21600 0 21600 21600 0 21600 0 0 Z N"/>
        </draw:custom-shape>
        <draw:custom-shape draw:style-name="gr2" draw:text-style-name="P3" draw:layer="layout" svg:width="1.6cm" svg:height="1.6cm" svg:x="10.4cm" svg:y="5.7cm">
          <text:p text:style-name="P2"><text:span text:style-name="T1">11</text:span></text:p>
          <draw:enhanced-geometry svg:viewBox="0 0 21600 21600" draw:type="rectangle" draw:enhanced-path="M 0 0 L 21600 0 21600 21600 0 21600 0 0 Z N"/>
        </draw:custom-shape>
        <draw:line draw:style-name="gr3" draw:text-style-name="P1" draw:layer="layout" svg:x1="12.8cm" svg:y1="10.4cm" svg:x2="12.8cm" svg:y2="2cm">
          <text:p/>
        </draw:line>
        <draw:line draw:style-name="gr1" draw:text-style-name="P1" draw:layer="layout" svg:x1="24.781cm" svg:y1="3.05cm" svg:x2="14.981cm" svg:y2="3.05cm">
          <text:p/>
        </draw:line>
        <draw:line draw:style-name="gr1" draw:text-style-name="P1" draw:layer="layout" svg:x1="24.781cm" svg:y1="4.65cm" svg:x2="14.981cm" svg:y2="4.65cm">
          <text:p/>
        </draw:line>
        <draw:line draw:style-name="gr1" draw:text-style-name="P1" draw:layer="layout" svg:x1="24.781cm" svg:y1="6.25cm" svg:x2="14.981cm" svg:y2="6.25cm">
          <text:p/>
        </draw:line>
        <draw:line draw:style-name="gr1" draw:text-style-name="P1" draw:layer="layout" svg:x1="24.781cm" svg:y1="7.85cm" svg:x2="14.981cm" svg:y2="7.85cm">
          <text:p/>
        </draw:line>
        <draw:line draw:style-name="gr1" draw:text-style-name="P1" draw:layer="layout" svg:x1="24.781cm" svg:y1="9.45cm" svg:x2="14.981cm" svg:y2="9.45cm">
          <text:p/>
        </draw:line>
        <draw:custom-shape draw:style-name="gr2" draw:text-style-name="P3" draw:layer="layout" svg:width="1.6cm" svg:height="1.6cm" svg:x="15.909cm" svg:y="4.1cm">
          <text:p text:style-name="P2"><text:span text:style-name="T1">5</text:span></text:p>
          <draw:enhanced-geometry svg:viewBox="0 0 21600 21600" draw:type="rectangle" draw:enhanced-path="M 0 0 L 21600 0 21600 21600 0 21600 0 0 Z N"/>
        </draw:custom-shape>
        <draw:custom-shape draw:style-name="gr2" draw:text-style-name="P3" draw:layer="layout" svg:width="1.6cm" svg:height="1.6cm" svg:x="17.509cm" svg:y="4.1cm">
          <text:p text:style-name="P2"><text:span text:style-name="T1">30</text:span></text:p>
          <draw:enhanced-geometry svg:viewBox="0 0 21600 21600" draw:type="rectangle" draw:enhanced-path="M 0 0 L 21600 0 21600 21600 0 21600 0 0 Z N"/>
        </draw:custom-shape>
        <draw:custom-shape draw:style-name="gr2" draw:text-style-name="P3" draw:layer="layout" svg:width="1.6cm" svg:height="1.6cm" svg:x="19.109cm" svg:y="4.1cm">
          <text:p text:style-name="P2"><text:span text:style-name="T1">8</text:span></text:p>
          <draw:enhanced-geometry svg:viewBox="0 0 21600 21600" draw:type="rectangle" draw:enhanced-path="M 0 0 L 21600 0 21600 21600 0 21600 0 0 Z N"/>
        </draw:custom-shape>
        <draw:custom-shape draw:style-name="gr2" draw:text-style-name="P3" draw:layer="layout" svg:width="1.6cm" svg:height="1.6cm" svg:x="20.709cm" svg:y="5.7cm">
          <text:p text:style-name="P2"><text:span text:style-name="T1">43</text:span></text:p>
          <draw:enhanced-geometry svg:viewBox="0 0 21600 21600" draw:type="rectangle" draw:enhanced-path="M 0 0 L 21600 0 21600 21600 0 21600 0 0 Z N"/>
        </draw:custom-shape>
        <draw:custom-shape draw:style-name="gr2" draw:text-style-name="P3" draw:layer="layout" svg:width="1.6cm" svg:height="1.6cm" svg:x="22.309cm" svg:y="5.7cm">
          <text:p text:style-name="P2"><text:span text:style-name="T1">9</text:span></text:p>
          <draw:enhanced-geometry svg:viewBox="0 0 21600 21600" draw:type="rectangle" draw:enhanced-path="M 0 0 L 21600 0 21600 21600 0 21600 0 0 Z N"/>
        </draw:custom-shape>
        <draw:line draw:style-name="gr3" draw:text-style-name="P1" draw:layer="layout" svg:x1="15cm" svg:y1="10.4cm" svg:x2="15cm" svg:y2="2cm">
          <text:p/>
        </draw:line>
        <draw:frame draw:style-name="gr4" draw:text-style-name="P4" draw:layer="layout" svg:width="4cm" svg:height="1.466cm" svg:x="17.909cm" svg:y="10.3cm">
          <draw:text-box>
            <text:p/>
          </draw:text-box>
        </draw:frame>
        <draw:custom-shape draw:style-name="gr2" draw:text-style-name="P3" draw:layer="layout" svg:width="1.6cm" svg:height="1.6cm" svg:x="15.909cm" svg:y="7.3cm">
          <text:p text:style-name="P2"><text:span text:style-name="T1">65</text:span></text:p>
          <draw:enhanced-geometry svg:viewBox="0 0 21600 21600" draw:type="rectangle" draw:enhanced-path="M 0 0 L 21600 0 21600 21600 0 21600 0 0 Z N"/>
        </draw:custom-shape>
        <draw:custom-shape draw:style-name="gr2" draw:text-style-name="P3" draw:layer="layout" svg:width="1.6cm" svg:height="1.6cm" svg:x="17.509cm" svg:y="7.3cm">
          <text:p text:style-name="P2"><text:span text:style-name="T1">11</text:span></text:p>
          <draw:enhanced-geometry svg:viewBox="0 0 21600 21600" draw:type="rectangle" draw:enhanced-path="M 0 0 L 21600 0 21600 21600 0 21600 0 0 Z N"/>
        </draw:custom-shape>
        <draw:custom-shape draw:style-name="gr2" draw:text-style-name="P3" draw:layer="layout" svg:width="1.6cm" svg:height="1.6cm" svg:x="19.109cm" svg:y="7.3cm">
          <text:p text:style-name="P2"><text:span text:style-name="T1">9</text:span></text:p>
          <draw:enhanced-geometry svg:viewBox="0 0 21600 21600" draw:type="rectangle" draw:enhanced-path="M 0 0 L 21600 0 21600 21600 0 21600 0 0 Z N"/>
        </draw:custom-shape>
        <draw:custom-shape draw:style-name="gr2" draw:text-style-name="P3" draw:layer="layout" svg:width="1.6cm" svg:height="1.6cm" svg:x="20.709cm" svg:y="7.3cm">
          <text:p text:style-name="P2"><text:span text:style-name="T1">4</text:span></text:p>
          <draw:enhanced-geometry svg:viewBox="0 0 21600 21600" draw:type="rectangle" draw:enhanced-path="M 0 0 L 21600 0 21600 21600 0 21600 0 0 Z N"/>
        </draw:custom-shape>
        <draw:custom-shape draw:style-name="gr2" draw:text-style-name="P3" draw:layer="layout" svg:width="1.6cm" svg:height="1.6cm" svg:x="22.309cm" svg:y="7.3cm">
          <text:p text:style-name="P2"><text:span text:style-name="T1">11</text:span></text:p>
          <draw:enhanced-geometry svg:viewBox="0 0 21600 21600" draw:type="rectangle" draw:enhanced-path="M 0 0 L 21600 0 21600 21600 0 21600 0 0 Z N"/>
        </draw:custom-shape>
        <draw:line draw:style-name="gr3" draw:text-style-name="P1" draw:layer="layout" svg:x1="24.8cm" svg:y1="10.6cm" svg:x2="24.8cm" svg:y2="2.2cm">
          <text:p/>
        </draw:line>
        <draw:frame draw:style-name="gr7" draw:text-style-name="P7" draw:layer="layout" svg:width="1.2cm" svg:height="0.865cm" svg:x="7.4cm" svg:y="10.9cm">
          <draw:text-box>
            <text:p text:style-name="P2"><text:span text:style-name="T3">(a)</text:span></text:p>
          </draw:text-box>
        </draw:frame>
        <draw:frame draw:style-name="gr7" draw:text-style-name="P8" draw:layer="layout" svg:width="1.2cm" svg:height="0.865cm" svg:x="19.309cm" svg:y="10.901cm">
          <draw:text-box>
            <text:p text:style-name="P2"><text:span text:style-name="T3">(b)</text:span></text:p>
          </draw:text-box>
        </draw:frame>
        <draw:frame draw:style-name="gr6" draw:text-style-name="P5" draw:layer="layout" svg:width="2.9cm" svg:height="0.971cm" svg:x="10.209cm" svg:y="1.201cm">
          <draw:text-box>
            <text:p text:style-name="P2"><text:span text:style-name="T2">X</text:span><text:span text:style-name="T2">선 발생기</text:span></text:p>
          </draw:text-box>
        </draw:frame>
        <draw:frame draw:style-name="gr5" draw:text-style-name="P5" draw:layer="layout" svg:width="2.4cm" svg:height="0.971cm" svg:x="2.5cm" svg:y="1.086cm">
          <draw:text-box>
            <text:p text:style-name="P2"><text:span text:style-name="T2">수신기</text:span></text:p>
          </draw:text-box>
        </draw:frame>
        <draw:frame draw:style-name="gr6" draw:text-style-name="P6" draw:layer="layout" svg:width="1.6cm" svg:height="0.971cm" svg:x="1.669cm" svg:y="2.695cm">
          <draw:text-box>
            <text:p text:style-name="P2"><text:span text:style-name="T1">100</text:span></text:p>
          </draw:text-box>
        </draw:frame>
        <draw:frame draw:style-name="gr6" draw:text-style-name="P6" draw:layer="layout" svg:width="1.6cm" svg:height="0.971cm" svg:x="1.669cm" svg:y="4.296cm">
          <draw:text-box>
            <text:p text:style-name="P2"><text:span text:style-name="T1">5</text:span></text:p>
          </draw:text-box>
        </draw:frame>
        <draw:frame draw:style-name="gr6" draw:text-style-name="P6" draw:layer="layout" svg:width="1.6cm" svg:height="0.971cm" svg:x="1.669cm" svg:y="5.896cm">
          <draw:text-box>
            <text:p text:style-name="P2"><text:span text:style-name="T1">0</text:span></text:p>
          </draw:text-box>
        </draw:frame>
        <draw:frame draw:style-name="gr6" draw:text-style-name="P6" draw:layer="layout" svg:width="1.6cm" svg:height="0.971cm" svg:x="1.669cm" svg:y="7.496cm">
          <draw:text-box>
            <text:p text:style-name="P2"><text:span text:style-name="T1">100</text:span></text:p>
          </draw:text-box>
        </draw:frame>
        <draw:frame draw:style-name="gr6" draw:text-style-name="P6" draw:layer="layout" svg:width="1.6cm" svg:height="0.971cm" svg:x="1.669cm" svg:y="9.096cm">
          <draw:text-box>
            <text:p text:style-name="P2"><text:span text:style-name="T1">100</text:span></text:p>
          </draw:text-box>
        </draw:frame>
        <draw:frame draw:style-name="gr6" draw:text-style-name="P6" draw:layer="layout" svg:width="1.6cm" svg:height="0.971cm" svg:x="13.669cm" svg:y="2.695cm">
          <draw:text-box>
            <text:p text:style-name="P2"><text:span text:style-name="T1">100</text:span></text:p>
          </draw:text-box>
        </draw:frame>
        <draw:frame draw:style-name="gr6" draw:text-style-name="P6" draw:layer="layout" svg:width="1.6cm" svg:height="0.971cm" svg:x="13.669cm" svg:y="4.296cm">
          <draw:text-box>
            <text:p text:style-name="P2"><text:span text:style-name="T1">57</text:span></text:p>
          </draw:text-box>
        </draw:frame>
        <draw:frame draw:style-name="gr6" draw:text-style-name="P6" draw:layer="layout" svg:width="1.6cm" svg:height="0.971cm" svg:x="13.669cm" svg:y="5.896cm">
          <draw:text-box>
            <text:p text:style-name="P2"><text:span text:style-name="T1">48</text:span></text:p>
          </draw:text-box>
        </draw:frame>
        <draw:frame draw:style-name="gr6" draw:text-style-name="P6" draw:layer="layout" svg:width="1.6cm" svg:height="0.971cm" svg:x="13.669cm" svg:y="7.496cm">
          <draw:text-box>
            <text:p text:style-name="P2"><text:span text:style-name="T1">0</text:span></text:p>
          </draw:text-box>
        </draw:frame>
        <draw:frame draw:style-name="gr6" draw:text-style-name="P6" draw:layer="layout" svg:width="1.6cm" svg:height="0.971cm" svg:x="13.669cm" svg:y="9.096cm">
          <draw:text-box>
            <text:p text:style-name="P2"><text:span text:style-name="T1">100</text:span></text:p>
          </draw:text-box>
        </draw:frame>
        <draw:frame draw:style-name="gr6" draw:text-style-name="P5" draw:layer="layout" svg:width="2.9cm" svg:height="0.971cm" svg:x="22.21cm" svg:y="1.401cm">
          <draw:text-box>
            <text:p text:style-name="P2"><text:span text:style-name="T2">X</text:span><text:span text:style-name="T2">선 발생기</text:span></text:p>
          </draw:text-box>
        </draw:frame>
        <draw:frame draw:style-name="gr5" draw:text-style-name="P5" draw:layer="layout" svg:width="2.4cm" svg:height="0.971cm" svg:x="14.501cm" svg:y="1.086cm">
          <draw:text-box>
            <text:p text:style-name="P2"><text:span text:style-name="T2">수신기</text:span></text:p>
          </draw:text-box>
        </draw:frame>
        <presentation:notes draw:style-name="dp2">
          <draw:page-thumbnail draw:style-name="gr8" draw:layer="layout" svg:width="18.624cm" svg:height="10.476cm" svg:x="1.482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기본값" presentation:presentation-page-layout-name="AL1T0">
        <draw:path draw:style-name="gr9" draw:text-style-name="P2" draw:layer="layout" svg:width="7.699cm" svg:height="4.456cm" svg:x="6.363cm" svg:y="1.527cm" svg:viewBox="0 0 7700 4457" svg:d="M28 4457c-43-270-25-543-21-814 4-238 17-465 61-713 53-290 357-434 590-224 209 188 528-123 550-345 24-240 289-461 509-265 202 180 519 113 753-41 281-185 412-470 407-753-6-368 341-392 570-224 173 127 501 139 651-61 183-243 505-258 753-61 218 173 452-163 672-224 331-92 534-386 855-468 232-59 494 9 712-122l244-102 224-40h142z">
          <text:p/>
        </draw:path>
        <draw:custom-shape draw:style-name="gr10" draw:text-style-name="P10" draw:layer="layout" svg:width="6cm" svg:height="5.4cm" svg:x="10.03cm" svg:y="6.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1" draw:layer="layout" svg:x1="8cm" svg:y1="8.9cm" svg:x2="18.6cm" svg:y2="8.9cm">
          <text:p/>
        </draw:line>
        <draw:line draw:style-name="gr12" draw:text-style-name="P11" draw:layer="layout" svg:x1="8.71cm" svg:y1="11.55cm" svg:x2="17.89cm" svg:y2="6.25cm">
          <text:p/>
        </draw:line>
        <draw:path draw:style-name="gr13" draw:text-style-name="P12" draw:layer="layout" svg:width="0.473cm" svg:height="0.517cm" draw:transform="rotate (0.982794901798007) translate (14.1689231361235cm 8.61261615792587cm)" svg:viewBox="0 0 474 518" svg:d="M0 518c721 0 406-518 406-518">
          <text:p/>
        </draw:path>
        <draw:frame draw:style-name="gr14" draw:text-style-name="P14" draw:layer="layout" svg:width="0.6cm" svg:height="0.954cm" svg:x="14.6cm" svg:y="8.1cm">
          <draw:text-box>
            <text:p text:style-name="P13"><text:span text:style-name="T4">q</text:span></text:p>
          </draw:text-box>
        </draw:frame>
        <draw:frame draw:style-name="gr15" draw:text-style-name="P15" draw:layer="layout" svg:width="0.502cm" svg:height="1.225cm" svg:x="20.2cm" svg:y="10.9cm">
          <draw:text-box>
            <text:p/>
          </draw:text-box>
        </draw:frame>
        <draw:g>
          <svg:title>TexMaths</svg:title>
          <svg:desc>16§display§x§svg§600§TRUE§</svg:desc>
          <draw:frame draw:style-name="gr16" draw:text-style-name="P2" draw:layer="layout" svg:width="0.5cm" svg:height="0.4cm" svg:x="18.6cm" svg:y="9.1cm">
            <draw:image xlink:href="Pictures/10000858000000B90000009FD8D52F04CEBE350A.svg" xlink:type="simple" xlink:show="embed" xlink:actuate="onLoad" loext:mime-type="image/svg+xml">
              <text:p/>
            </draw:image>
            <draw:image xlink:href="Pictures/100002010000000700000006ACDB999C53F5B89C.png" xlink:type="simple" xlink:show="embed" xlink:actuate="onLoad" loext:mime-type="image/png"/>
          </draw:frame>
        </draw:g>
        <draw:g>
          <svg:title>TexMaths</svg:title>
          <svg:desc>16§display§u§svg§600§TRUE§</svg:desc>
          <draw:frame draw:style-name="gr16" draw:text-style-name="P2" draw:layer="layout" svg:width="0.5cm" svg:height="0.4cm" svg:x="18cm" svg:y="6.247cm">
            <draw:image xlink:href="Pictures/1000081F000000BF0000009F67E625F2EAD65E33.svg" xlink:type="simple" xlink:show="embed" xlink:actuate="onLoad" loext:mime-type="image/svg+xml">
              <text:p/>
            </draw:image>
            <draw:image xlink:href="Pictures/100002010000000700000006ACC832DC562834B4.png" xlink:type="simple" xlink:show="embed" xlink:actuate="onLoad" loext:mime-type="image/png"/>
          </draw:frame>
        </draw:g>
        <draw:g>
          <svg:title>TexMaths</svg:title>
          <svg:desc>16§display§v§svg§600§TRUE§</svg:desc>
          <draw:frame draw:style-name="gr16" draw:text-style-name="P2" draw:layer="layout" svg:width="0.4cm" svg:height="0.4cm" svg:x="9.458cm" svg:y="1.676cm">
            <draw:image xlink:href="Pictures/100005F7000000A40000009F0B0BD2B4F149D53A.svg" xlink:type="simple" xlink:show="embed" xlink:actuate="onLoad" loext:mime-type="image/svg+xml">
              <text:p/>
            </draw:image>
            <draw:image xlink:href="Pictures/100002010000000600000006AF187097E10787DD.png" xlink:type="simple" xlink:show="embed" xlink:actuate="onLoad" loext:mime-type="image/png"/>
          </draw:frame>
        </draw:g>
        <draw:line draw:style-name="gr11" draw:text-style-name="P11" draw:layer="layout" svg:x1="13.3cm" svg:y1="14.2cm" svg:x2="13.3cm" svg:y2="3.6cm">
          <text:p/>
        </draw:line>
        <draw:g>
          <svg:title>TexMaths</svg:title>
          <svg:desc>16§display§y§svg§600§TRUE§</svg:desc>
          <draw:frame draw:style-name="gr16" draw:text-style-name="P2" draw:layer="layout" svg:width="0.51cm" svg:height="0.61cm" svg:x="13.67cm" svg:y="3.505cm">
            <draw:image xlink:href="Pictures/1000086E000000C7000000FEC45DD278583A7E9A.svg" xlink:type="simple" xlink:show="embed" xlink:actuate="onLoad" loext:mime-type="image/svg+xml">
              <text:p/>
            </draw:image>
            <draw:image xlink:href="Pictures/10000201000000080000000ACFA299AC578DC390.png" xlink:type="simple" xlink:show="embed" xlink:actuate="onLoad" loext:mime-type="image/png"/>
          </draw:frame>
        </draw:g>
        <draw:line draw:style-name="gr12" draw:text-style-name="P11" draw:layer="layout" svg:x1="14.51cm" svg:y1="10.991cm" svg:x2="9.21cm" svg:y2="1.811cm">
          <text:p/>
        </draw:line>
        <draw:line draw:style-name="gr17" draw:text-style-name="P11" draw:layer="layout" svg:x1="5.82cm" svg:y1="6.3cm" svg:x2="15cm" svg:y2="1cm">
          <text:p/>
        </draw:line>
        <draw:line draw:style-name="gr18" draw:text-style-name="P11" draw:layer="layout" svg:x1="18.924cm" svg:y1="11.005cm" svg:x2="13.624cm" svg:y2="1.825cm">
          <text:p/>
        </draw:line>
        <draw:line draw:style-name="gr18" draw:text-style-name="P11" draw:layer="layout" svg:x1="18.029cm" svg:y1="11.51cm" svg:x2="12.729cm" svg:y2="2.33cm">
          <text:p/>
        </draw:line>
        <draw:line draw:style-name="gr18" draw:text-style-name="P11" draw:layer="layout" svg:x1="17.015cm" svg:y1="12.096cm" svg:x2="11.715cm" svg:y2="2.916cm">
          <text:p/>
        </draw:line>
        <draw:line draw:style-name="gr18" draw:text-style-name="P11" draw:layer="layout" svg:x1="16.029cm" svg:y1="12.638cm" svg:x2="10.729cm" svg:y2="3.458cm">
          <text:p/>
        </draw:line>
        <draw:line draw:style-name="gr18" draw:text-style-name="P11" draw:layer="layout" svg:x1="14.629cm" svg:y1="13.482cm" svg:x2="9.329cm" svg:y2="4.302cm">
          <text:p/>
        </draw:line>
        <draw:line draw:style-name="gr18" draw:text-style-name="P11" draw:layer="layout" svg:x1="13.529cm" svg:y1="14.11cm" svg:x2="8.229cm" svg:y2="4.93cm">
          <text:p/>
        </draw:line>
        <draw:line draw:style-name="gr18" draw:text-style-name="P11" draw:layer="layout" svg:x1="12.429cm" svg:y1="14.71cm" svg:x2="7.129cm" svg:y2="5.53cm">
          <text:p/>
        </draw:line>
        <draw:frame draw:style-name="gr19" draw:text-style-name="P17" draw:layer="layout" svg:width="2.338cm" svg:height="0.983cm" draw:transform="rotate (0.523598775598299) translate (4.042cm 6.866cm)">
          <draw:text-box>
            <text:p text:style-name="P16"><text:span text:style-name="T5">수신기</text:span></text:p>
          </draw:text-box>
        </draw:frame>
        <draw:line draw:style-name="gr17" draw:text-style-name="P11" draw:layer="layout" svg:x1="11cm" svg:y1="15.6cm" svg:x2="20.18cm" svg:y2="10.3cm">
          <text:p/>
        </draw:line>
        <presentation:notes draw:style-name="dp1">
          <draw:page-thumbnail draw:style-name="gr8" draw:layer="layout" svg:width="18.624cm" svg:height="10.476cm" svg:x="1.482cm" svg:y="2.123cm" draw:page-number="3"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Noto Sans CJK KR2" svg:font-family="'Noto Sans CJK KR'" style:font-pitch="variable" style:font-charset="x-symbol"/>
    <style:font-face style:name="Symbol" svg:font-family="Symbol" style:font-pitch="variable" style:font-charset="x-symbol"/>
    <style:font-face style:name="Noto Sans CJK KR1" svg:font-family="'Noto Sans CJK KR'" style:font-family-generic="roman" style:font-pitch="variable" style:font-charset="x-symbol"/>
    <style:font-face style:name="Liberation Sans" svg:font-family="'Liberation Sans'" style:font-family-generic="roman" style:font-pitch="variable"/>
    <style:font-face style:name="Noto Sans" svg:font-family="'Noto Sans'" style:font-family-generic="roman" style:font-pitch="variable"/>
    <style:font-face style:name="Noto Sans CJK KR" svg:font-family="'Noto Sans CJK KR'" style:font-family-generic="roman" style:font-pitch="variable"/>
    <style:font-face style:name="Noto Serif CJK KR" svg:font-family="'Noto Serif CJK KR'" style:font-family-generic="roman"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KR3" svg:font-family="'Noto Sans CJK KR'" style:font-family-generic="system" style:font-pitch="variable"/>
    <style:font-face style:name="Noto Serif CJK KR1" svg:font-family="'Noto Serif CJK KR'" style:font-family-generic="system" style:font-pitch="variable"/>
    <style:font-face style:name="나눔고딕" svg:font-family="나눔고딕" style:font-family-generic="system" style:font-pitch="variable"/>
  </office:font-face-decls>
  <office:styles>
    <draw:gradient draw:name="Shapes" draw:style="rectangular" draw:cx="50%" draw:cy="50%" draw:start-color="#cccccc" draw:end-color="#ffffff" draw:start-intensity="100%" draw:end-intensity="100%" draw:angle="0" draw:border="0%"/>
    <draw:gradient draw:name="노란색으로_20_채움" draw:display-name="노란색으로 채움" draw:style="linear" draw:start-color="#ffde59" draw:end-color="#b47804" draw:start-intensity="100%" draw:end-intensity="100%" draw:angle="300" draw:border="0%"/>
    <draw:gradient draw:name="녹색으로_20_채움" draw:display-name="녹색으로 채움" draw:style="linear" draw:start-color="#77bc65" draw:end-color="#127622" draw:start-intensity="100%" draw:end-intensity="100%" draw:angle="300" draw:border="0%"/>
    <draw:gradient draw:name="빨간색으로_20_채움" draw:display-name="빨간색으로 채움" draw:style="linear" draw:start-color="#ff6d6d" draw:end-color="#c9211e" draw:start-intensity="100%" draw:end-intensity="100%" draw:angle="300" draw:border="0%"/>
    <draw:gradient draw:name="채움" draw:style="linear" draw:start-color="#ffffff" draw:end-color="#cccccc" draw:start-intensity="100%" draw:end-intensity="100%" draw:angle="300" draw:border="0%"/>
    <draw:gradient draw:name="파란색으로_20_채움" draw:display-name="파란색으로 채움" draw:style="linear" draw:start-color="#729fcf" draw:end-color="#355269"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erif CJK KR" fo:font-size="24pt" fo:language="en" fo:country="US" style:font-name-asian="Noto Serif CJK KR1" style:font-size-asian="24pt" style:language-asian="ko" style:country-asian="KR" style:font-name-complex="나눔고딕"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Sans CJK KR" fo:font-family="'Noto Sans CJK KR'" style:font-family-generic="roman" style:font-pitch="variable" fo:font-size="18pt" fo:font-style="normal" fo:text-shadow="none" style:text-underline-style="none" fo:font-weight="normal" style:letter-kerning="true" style:font-name-asian="Noto Sans CJK KR3" style:font-family-asian="'Noto Sans CJK K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style:style>
    <style:style style:name="Filled_20_Green" style:display-name="Filled Green" style:family="graphic" style:parent-style-name="Filled">
      <style:graphic-properties draw:fill-gradient-name="녹색으로_20_채움"/>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style:style>
    <style:style style:name="Filled_20_Yellow" style:display-name="Filled Yellow" style:family="graphic" style:parent-style-name="Filled">
      <style:graphic-properties draw:fill-gradient-name="노란색으로_20_채움"/>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색과_20_선이_20_없는_20_개체" style:display-name="색과 선이 없는 개체"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CJK KR" fo:font-family="'Noto Sans CJK KR'" style:font-family-generic="roman" style:font-pitch="variable" fo:font-size="20pt" fo:font-style="normal" fo:text-shadow="none" style:text-underline-style="none" fo:font-weight="normal" style:letter-kerning="true" fo:background-color="transparent" style:font-name-asian="Noto Sans CJK KR3" style:font-family-asian="'Noto Sans CJK KR'"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shrink-to-fit" style:shrink-to-fit="true">
        <text:list-style style:name="기본값-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oto Sans CJK KR" fo:font-family="'Noto Sans CJK KR'" style:font-family-generic="roman" style:font-pitch="variable" fo:font-size="32pt" fo:font-style="normal" fo:text-shadow="none" style:text-underline-style="none" fo:font-weight="normal" style:letter-kerning="true" fo:background-color="transparent" style:font-name-asian="Noto Sans CJK KR3" style:font-family-asian="'Noto Sans CJK K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size="28pt" style:font-size-asian="28pt" style:font-size-complex="28pt"/>
    </style:style>
    <style:style style:name="기본값-outline3" style:family="presentation" style:parent-style-name="기본값-outline2">
      <style:paragraph-properties fo:margin-top="0.3cm" fo:margin-bottom="0cm"/>
      <style:text-properties fo:font-size="24pt" style:font-size-asian="24pt" style:font-size-complex="24pt"/>
    </style:style>
    <style:style style:name="기본값-outline4" style:family="presentation" style:parent-style-name="기본값-outline3">
      <style:paragraph-properties fo:margin-top="0.2cm" fo:margin-bottom="0cm"/>
      <style:text-properties fo:font-size="20pt" style:font-size-asian="20pt" style:font-size-complex="20pt"/>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CJK KR" fo:font-family="'Noto Sans CJK KR'" style:font-family-generic="roman" style:font-pitch="variable" fo:font-size="32pt" fo:font-style="normal" fo:text-shadow="none" style:text-underline-style="none" fo:font-weight="normal" style:letter-kerning="true" fo:background-color="transparent" style:font-name-asian="Noto Sans CJK KR3" style:font-family-asian="'Noto Sans CJK KR'"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oto Sans CJK KR" fo:font-family="'Noto Sans CJK KR'" style:font-family-generic="roman" style:font-pitch="variable" fo:font-size="44pt" fo:font-style="normal" fo:text-shadow="none" style:text-underline-style="none" fo:font-weight="normal" style:letter-kerning="true" fo:background-color="transparent" style:font-name-asian="Noto Sans CJK KR3" style:font-family-asian="'Noto Sans CJK KR'"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기본값-backgroundobjects">
      <style:graphic-properties draw:stroke="none" draw:fill="none" draw:fill-color="#ffffff" draw:auto-grow-height="false" fo:min-height="1.086cm"/>
    </style:style>
    <style:style style:name="Mpr2" style:family="presentation" style:parent-style-name="기본값-backgroundobjects">
      <style:graphic-properties draw:stroke="none" draw:fill="none" draw:fill-color="#ffffff" draw:auto-grow-height="false" fo:min-height="1.397cm"/>
    </style:style>
    <style:style style:name="Mpr3" style:family="presentation" style:parent-style-name="기본값-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3</text:page-number></text:span></text:p>
        </draw:text-box>
      </draw:frame>
    </style:handout-master>
    <style:master-page style:name="기본값" style:page-layout-name="PM1" draw:style-name="Mdp1">
      <draw:frame presentation:style-name="기본값-title" draw:layer="backgroundobjects" svg:width="25.199cm" svg:height="2.629cm" svg:x="1.4cm" svg:y="0.628cm" presentation:class="title" presentation:placeholder="true">
        <draw:text-box/>
      </draw:frame>
      <draw:frame presentation:style-name="기본값-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text:page-number></text:span></text:p>
        </draw:text-box>
      </draw:frame>
      <presentation:notes style:page-layout-name="PM0">
        <draw:page-thumbnail presentation:style-name="기본값-title" draw:layer="backgroundobjects" svg:width="18.624cm" svg:height="10.476cm" svg:x="1.482cm" svg:y="2.123cm" presentation:class="page"/>
        <draw:frame presentation:style-name="기본값-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23:28:16.318052647</meta:creation-date>
    <dc:date>2019-11-30T07:52:46.000368856</dc:date>
    <meta:editing-duration>PT4H50M19S</meta:editing-duration>
    <meta:editing-cycles>30</meta:editing-cycles>
    <meta:generator>LibreOffice/6.1.5.2$Linux_X86_64 LibreOffice_project/10$Build-2</meta:generator>
    <meta:document-statistic meta:object-count="168"/>
  </office:meta>
</office:document-meta>
</file>